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23ff23" fo:font-size="22pt" fo:font-weight="bold"/>
    </style:style>
    <style:style style:name="T5" style:family="text">
      <style:text-properties fo:color="#ffcc99" fo:font-size="22pt" fo:font-weight="bold"/>
    </style:style>
    <style:style style:name="T6" style:family="text">
      <style:text-properties fo:font-size="26pt"/>
    </style:style>
    <style:style style:name="T7" style:family="text">
      <style:text-properties fo:color="#ffff00" fo:font-size="26pt"/>
    </style:style>
    <style:style style:name="T8" style:family="text">
      <style:text-properties fo:color="#23ff23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user-defined exceptions</presentation:footer-decl>
      <presentation:footer-decl presentation:name="ftr2">CMPTxxxx</presentation:footer-decl>
      <presentation:date-time-decl presentation:name="dtd1" presentation:source="fixed">7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thon tutorial §8:<text:line-break/><text:tab/><text:tab/><text:tab/><text:tab/>User-defined Exception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7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draw:style-name="gr1" draw:layer="layout" svg:width="11.149cm" svg:height="0.962cm" svg:x="13.677cm" svg:y="18.018cm">
          <draw:text-box>
            <text:p text:style-name="P1"><text:span text:style-name="T1"><text:a xlink:href="http://docs.python.org/tut/node10.html">http://docs.python.org/tut/node10.html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Py tut 8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Exception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and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ai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e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n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ser-defined</text:span> exce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ssing <text:span text:style-name="T2">auxiliary</text:span> data with an excep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andling excep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standard <text:span text:style-name="T3">math.sqrt()</text:span> raises <text:span text:style-name="T3">ValueError</text:span> on a <text:span text:style-name="T2">negative</text:span> argumen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from math import sq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sqrt(-1)</text:span><text:span text:style-name="T4"><text:tab/></text:span><text:span text:style-name="T4"><text:tab/></text:span><text:span text:style-name="T4"><text:tab/></text:span><text:span text:style-name="T5"># ValueErr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e can <text:span text:style-name="T2">handle</text:span> thi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num = input('Find sqrt of: '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result = sqrt(nu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The square root is', resul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xcept Value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"Can't take square root of", nu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ising exceptions</text:p>
          </draw:text-box>
        </draw:frame>
        <draw:frame presentation:style-name="pr5" draw:text-style-name="P3" draw:layer="layout" svg:width="25.199cm" svg:height="14.671cm" svg:x="1.4cm" svg:y="4.507cm" presentation:class="outline" presentation:user-transformed="true">
          <draw:text-box>
            <text:list text:style-name="L3">
              <text:list-item>
                <text:p text:style-name="P3"><text:span text:style-name="T6">We can </text:span><text:span text:style-name="T7">force</text:span><text:span text:style-name="T6"> exceptions to be </text:span><text:span text:style-name="T7">raised</text:span><text:span text:style-name="T6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while Tru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if input('Guess a number: ') == 5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4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You got it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6">Within a </text:span><text:span text:style-name="T7">handler</text:span><text:span text:style-name="T6">, can </text:span><text:span text:style-name="T7">re-raise</text:span><text:span text:style-name="T6"> the current excepti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raise ZeroDivision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oops, divided by zero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rais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# raises ZeroDivision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'else' clauses for excep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optional <text:span text:style-name="T3">else</text:span> clause is executed only if the <text:span text:style-name="T3">try</text:span> block completes <text:span text:style-name="T2">without</text:span> throwing any excep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for tries in range(3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if input('Guess a number: ') == 5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4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You got it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l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Too bad, you ran out of trie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'finally' clauses for exceptions</text:p>
          </draw:text-box>
        </draw:frame>
        <draw:frame presentation:style-name="pr5" draw:text-style-name="P3" draw:layer="layout" svg:width="25.199cm" svg:height="14.42cm" svg:x="1.4cm" svg:y="4.507cm" presentation:class="outline" presentation:user-transformed="true">
          <draw:text-box>
            <text:list text:style-name="L3">
              <text:list-item>
                <text:p text:style-name="P3">The optional <text:span text:style-name="T3">finally</text:span> clause is <text:span text:style-name="T2">always</text:span> executed before <text:span text:style-name="T2">leaving</text:span> the section, whether an exception happened or no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for tries in range(3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if input('Guess a number: ') == 5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4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You got it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l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Too bad, you ran out of trie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finall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Bye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er-defined excep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Like everything else in an OO language, exceptions are <text:span text:style-name="T2">objects</text:span>: <text:span text:style-name="T2">instances</text:span> of the <text:span text:style-name="T3">Exception</text:span> class.</text:p>
              </text:list-item>
            </text:list>
            <text:list text:style-name="L3">
              <text:list-item>
                <text:p text:style-name="P3">You can <text:span text:style-name="T2">define</text:span> your own exceptions by making a <text:span text:style-name="T2">subclass</text:span> of the <text:span text:style-name="T3">Exception</text:span> clas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class MyException(Exception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a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Make an <text:span text:style-name="T2">instance</text:span> of your class and <text:span text:style-name="T2">raise</text:span> i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myEx1 = MyException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raise myEx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raise MyExceptio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assing data with an excepti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Override <text:span text:style-name="T3">__init__</text:span> to add an instance <text:span text:style-name="T2">variabl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class MyException(Exception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def __init__(self, tries=0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self.numtries = tr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Now we can package <text:span text:style-name="T2">auxiliary data</text:span> with the exception, using the <text:span text:style-name="T2">constructor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raise MyException(5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Unpack</text:span> the data in the <text:span text:style-name="T2">handler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xcept MyException, 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%d tries' % e.numt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>Second param </text:span><text:span text:style-name="T8">e</text:span><text:span text:style-name="T6"> refers to the exception </text:span><text:span text:style-name="T7">insta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user-defined exception</text:p>
          </draw:text-box>
        </draw:frame>
        <draw:frame presentation:style-name="pr7" draw:text-style-name="P6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class MyException(Exception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def __init__(self, t=0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self.numtries = 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for tries in range(1, 6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4">if input('Guess a number: ') == 5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4">raise MyException(tries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xcept MyException, 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You got it in only %d tries!' % e.numt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el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print 'Too bad, you ran out of trie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Py tut 8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Exception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and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ai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e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n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ser-defined</text:span> exce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ssing <text:span text:style-name="T2">auxiliary</text:span> data with an excep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Lab07</text:span> due tonight: ch9 (choose one):</text:p>
              </text:list-item>
            </text:list>
            <text:list text:style-name="L3">
              <text:list-item>
                <text:list>
                  <text:list-item>
                    <text:p text:style-name="P4">#<text:span text:style-name="T3">37+38</text:span>: people db, matc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3">40+41</text:span>: online cheque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3">46</text:span>: church directory</text:p>
                  </text:list-item>
                </text:list>
              </text:list-item>
            </text:list>
            <text:list text:style-name="L3">
              <text:list-item>
                <text:p text:style-name="P3">Paper <text:span text:style-name="T2">topic</text:span> by this Fri</text:p>
              </text:list-item>
            </text:list>
            <text:list text:style-name="L3">
              <text:list-item>
                <text:p text:style-name="P3">Quiz07 this Fri: Py ch15-16</text:p>
              </text:list-item>
            </text:list>
            <text:list text:style-name="L3">
              <text:list-item>
                <text:p text:style-name="P3"><text:span text:style-name="T2">Lab08</text:span> due next Wed:</text:p>
              </text:list-item>
            </text:list>
            <text:list text:style-name="L3">
              <text:list-item>
                <text:list>
                  <text:list-item>
                    <text:p text:style-name="P4">Robust user inpu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06T20:00:19</dc:date>
    <meta:editing-cycles>36</meta:editing-cycles>
    <meta:editing-duration>PT13H58M59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